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ahnschrift Light" svg:font-family="'Bahnschrift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>
      <style:text-properties fo:color="#000000" loext:opacity="100%" style:font-name="Bahnschrift Light" officeooo:rsid="0011be6b" officeooo:paragraph-rsid="0011be6b" fo:background-color="transparent"/>
    </style:style>
    <style:style style:name="P2" style:family="paragraph" style:parent-style-name="Heading_20_1">
      <style:paragraph-properties fo:text-align="center" style:justify-single-word="false"/>
      <style:text-properties style:font-name="Bahnschrift Light" officeooo:rsid="00122c57" officeooo:paragraph-rsid="00122c57"/>
    </style:style>
    <style:style style:name="P3" style:family="paragraph" style:parent-style-name="Text_20_body" style:list-style-name="L1">
      <style:text-properties style:font-name="Bahnschrift Light" officeooo:rsid="009679ea" officeooo:paragraph-rsid="009679ea"/>
    </style:style>
    <style:style style:name="P4" style:family="paragraph" style:parent-style-name="Text_20_body" style:list-style-name="L1">
      <style:text-properties style:font-name="Bahnschrift Light" officeooo:rsid="006ff472" officeooo:paragraph-rsid="006ff472"/>
    </style:style>
    <style:style style:name="P5" style:family="paragraph" style:parent-style-name="Text_20_body">
      <style:text-properties style:font-name="Bahnschrift Light" officeooo:paragraph-rsid="00122c57"/>
    </style:style>
    <style:style style:name="P6" style:family="paragraph" style:parent-style-name="Text_20_body" style:list-style-name="L2">
      <style:text-properties style:font-name="Bahnschrift Light" officeooo:rsid="009825ca" officeooo:paragraph-rsid="009825ca"/>
    </style:style>
    <style:style style:name="P7" style:family="paragraph" style:parent-style-name="Text_20_body" style:list-style-name="L2">
      <style:text-properties style:font-name="Bahnschrift Light" officeooo:rsid="00a73781" officeooo:paragraph-rsid="00a73781"/>
    </style:style>
    <style:style style:name="P8" style:family="paragraph" style:parent-style-name="Text_20_body" style:list-style-name="L2">
      <style:text-properties style:font-name="Bahnschrift Light" officeooo:rsid="00bf57a8" officeooo:paragraph-rsid="00bf57a8"/>
    </style:style>
    <style:style style:name="P9" style:family="paragraph" style:parent-style-name="Text_20_body" style:list-style-name="L2">
      <style:text-properties style:font-name="Bahnschrift Light" officeooo:rsid="009825ca" officeooo:paragraph-rsid="00c9b004"/>
    </style:style>
    <style:style style:name="P10" style:family="paragraph" style:parent-style-name="Text_20_body" style:list-style-name="L2">
      <style:text-properties style:font-name="Bahnschrift Light" officeooo:rsid="009fe3fc" officeooo:paragraph-rsid="00a0aa3c"/>
    </style:style>
    <style:style style:name="P11" style:family="paragraph" style:parent-style-name="Text_20_body" style:list-style-name="L2">
      <style:text-properties style:font-name="Bahnschrift Light" officeooo:rsid="00a09eab" officeooo:paragraph-rsid="00a09eab"/>
    </style:style>
    <style:style style:name="P12" style:family="paragraph" style:parent-style-name="Text_20_body" style:list-style-name="L2">
      <style:text-properties style:font-name="Bahnschrift Light" officeooo:rsid="00b2544f" officeooo:paragraph-rsid="00b2544f"/>
    </style:style>
    <style:style style:name="P13" style:family="paragraph" style:parent-style-name="Text_20_body" style:list-style-name="L2">
      <style:text-properties style:font-name="Bahnschrift Light" officeooo:rsid="00bea624" officeooo:paragraph-rsid="00bea624"/>
    </style:style>
    <style:style style:name="P14" style:family="paragraph" style:parent-style-name="Text_20_body" style:list-style-name="L2">
      <style:text-properties style:font-name="Bahnschrift Light" officeooo:rsid="01056d9e" officeooo:paragraph-rsid="01056d9e"/>
    </style:style>
    <style:style style:name="P15" style:family="paragraph" style:parent-style-name="Text_20_body" style:list-style-name="L2">
      <style:text-properties style:font-name="Bahnschrift Light" officeooo:rsid="01223df7" officeooo:paragraph-rsid="01223df7"/>
    </style:style>
    <style:style style:name="P16" style:family="paragraph" style:parent-style-name="Text_20_body" style:list-style-name="L2">
      <style:text-properties style:font-name="Bahnschrift Light" officeooo:rsid="00a5c9fa" officeooo:paragraph-rsid="00a5c9fa"/>
    </style:style>
    <style:style style:name="P17" style:family="paragraph" style:parent-style-name="Text_20_body" style:list-style-name="L2">
      <style:text-properties style:font-name="Bahnschrift Light" officeooo:rsid="00b8a781" officeooo:paragraph-rsid="00b8a781"/>
    </style:style>
    <style:style style:name="P18" style:family="paragraph" style:parent-style-name="Text_20_body" style:list-style-name="L2">
      <style:text-properties style:font-name="Bahnschrift Light" officeooo:rsid="00b9086a" officeooo:paragraph-rsid="00b9086a"/>
    </style:style>
    <style:style style:name="P19" style:family="paragraph" style:parent-style-name="Text_20_body" style:list-style-name="L2">
      <style:text-properties style:font-name="Bahnschrift Light" officeooo:rsid="009cbb3b" officeooo:paragraph-rsid="009cbb3b"/>
    </style:style>
    <style:style style:name="P20" style:family="paragraph" style:parent-style-name="Text_20_body" style:list-style-name="L2">
      <style:text-properties style:font-name="Bahnschrift Light" officeooo:rsid="009dcbd6" officeooo:paragraph-rsid="00ab67c3"/>
    </style:style>
    <style:style style:name="P21" style:family="paragraph" style:parent-style-name="Text_20_body" style:list-style-name="L2">
      <style:text-properties style:font-name="Bahnschrift Light" officeooo:rsid="00ae844b" officeooo:paragraph-rsid="00ae844b"/>
    </style:style>
    <style:style style:name="P22" style:family="paragraph" style:parent-style-name="Text_20_body" style:list-style-name="L2">
      <style:text-properties style:font-name="Bahnschrift Light" officeooo:rsid="00b079e8" officeooo:paragraph-rsid="00b079e8"/>
    </style:style>
    <style:style style:name="P23" style:family="paragraph" style:parent-style-name="Text_20_body" style:list-style-name="L2">
      <style:text-properties style:font-name="Bahnschrift Light" officeooo:rsid="009dcbd6" officeooo:paragraph-rsid="009dcbd6"/>
    </style:style>
    <style:style style:name="P24" style:family="paragraph" style:parent-style-name="Text_20_body" style:list-style-name="L2">
      <style:text-properties style:font-name="Bahnschrift Light" officeooo:rsid="00ab67c3" officeooo:paragraph-rsid="009dcbd6"/>
    </style:style>
    <style:style style:name="P25" style:family="paragraph" style:parent-style-name="Text_20_body" style:list-style-name="L2">
      <style:text-properties style:font-name="Bahnschrift Light" officeooo:rsid="00f0afa7" officeooo:paragraph-rsid="00f0afa7"/>
    </style:style>
    <style:style style:name="P26" style:family="paragraph" style:parent-style-name="Text_20_body" style:list-style-name="L2">
      <style:text-properties style:font-name="Bahnschrift Light" officeooo:rsid="0108674c" officeooo:paragraph-rsid="0108674c"/>
    </style:style>
    <style:style style:name="P27" style:family="paragraph" style:parent-style-name="Text_20_body" style:list-style-name="L2">
      <style:text-properties style:font-name="Bahnschrift Light" officeooo:rsid="010a2c88" officeooo:paragraph-rsid="010a2c88"/>
    </style:style>
    <style:style style:name="P28" style:family="paragraph" style:parent-style-name="Text_20_body" style:list-style-name="L2">
      <style:text-properties style:font-name="Bahnschrift Light" officeooo:rsid="0115dd61" officeooo:paragraph-rsid="0115dd61"/>
    </style:style>
    <style:style style:name="P29" style:family="paragraph" style:parent-style-name="Heading_20_1">
      <style:text-properties style:font-name="Bahnschrift Light" officeooo:rsid="004ec946" officeooo:paragraph-rsid="004ec946"/>
    </style:style>
    <style:style style:name="P30" style:family="paragraph" style:parent-style-name="Text_20_body" style:list-style-name="L3">
      <style:text-properties style:font-name="Bahnschrift Light" officeooo:rsid="00525723" officeooo:paragraph-rsid="00525723"/>
    </style:style>
    <style:style style:name="P31" style:family="paragraph" style:parent-style-name="Text_20_body" style:list-style-name="L3">
      <style:text-properties style:font-name="Bahnschrift Light" officeooo:rsid="00533173" officeooo:paragraph-rsid="00533173"/>
    </style:style>
    <style:style style:name="P32" style:family="paragraph" style:parent-style-name="Text_20_body" style:list-style-name="L3">
      <style:text-properties style:font-name="Bahnschrift Light" officeooo:rsid="0055400c" officeooo:paragraph-rsid="0055400c"/>
    </style:style>
    <style:style style:name="P33" style:family="paragraph" style:parent-style-name="Text_20_body" style:list-style-name="L3">
      <style:text-properties style:font-name="Bahnschrift Light" officeooo:rsid="021777ce" officeooo:paragraph-rsid="021777ce"/>
    </style:style>
    <style:style style:name="P34" style:family="paragraph" style:parent-style-name="Text_20_body" style:list-style-name="L3">
      <style:text-properties style:font-name="Bahnschrift Light" officeooo:rsid="022540d8" officeooo:paragraph-rsid="022540d8"/>
    </style:style>
    <style:style style:name="P35" style:family="paragraph" style:parent-style-name="Heading_20_1">
      <style:text-properties style:font-name="Bahnschrift Light" officeooo:rsid="00185abe" officeooo:paragraph-rsid="00185abe"/>
    </style:style>
    <style:style style:name="P36" style:family="paragraph" style:parent-style-name="Heading_20_2">
      <style:text-properties style:font-name="Bahnschrift Light"/>
    </style:style>
    <style:style style:name="P37" style:family="paragraph" style:parent-style-name="Heading_20_3">
      <style:text-properties style:font-name="Bahnschrift Light" officeooo:paragraph-rsid="00261118"/>
    </style:style>
    <style:style style:name="P38" style:family="paragraph" style:parent-style-name="Text_20_body" style:list-style-name="L4">
      <style:text-properties style:font-name="Bahnschrift Light" officeooo:rsid="0027240e" officeooo:paragraph-rsid="0027240e"/>
    </style:style>
    <style:style style:name="P39" style:family="paragraph" style:parent-style-name="Text_20_body" style:list-style-name="L5">
      <style:text-properties style:font-name="Bahnschrift Light" officeooo:rsid="002bca0c" officeooo:paragraph-rsid="002bca0c"/>
    </style:style>
    <style:style style:name="P40" style:family="paragraph" style:parent-style-name="Heading_20_3">
      <style:text-properties style:font-name="Bahnschrift Light"/>
    </style:style>
    <style:style style:name="P41" style:family="paragraph" style:parent-style-name="Text_20_body" style:list-style-name="L6">
      <style:text-properties style:font-name="Bahnschrift Light" officeooo:rsid="002d2864" officeooo:paragraph-rsid="002d2864"/>
    </style:style>
    <style:style style:name="P42" style:family="paragraph" style:parent-style-name="Text_20_body" style:list-style-name="L6">
      <style:text-properties style:font-name="Bahnschrift Light" officeooo:rsid="002e56cf" officeooo:paragraph-rsid="002e56cf"/>
    </style:style>
    <style:style style:name="P43" style:family="paragraph" style:parent-style-name="Text_20_body" style:list-style-name="L6">
      <style:text-properties style:font-name="Bahnschrift Light" officeooo:rsid="003084c3" officeooo:paragraph-rsid="003084c3"/>
    </style:style>
    <style:style style:name="P44" style:family="paragraph" style:parent-style-name="Text_20_body" style:list-style-name="L6">
      <style:text-properties style:font-name="Bahnschrift Light" officeooo:rsid="00326299" officeooo:paragraph-rsid="00488bb0"/>
    </style:style>
    <style:style style:name="P45" style:family="paragraph" style:parent-style-name="Text_20_body" style:list-style-name="L6">
      <style:text-properties style:font-name="Bahnschrift Light" officeooo:rsid="00326299" officeooo:paragraph-rsid="00333cb5"/>
    </style:style>
    <style:style style:name="P46" style:family="paragraph" style:parent-style-name="Text_20_body" style:list-style-name="L6">
      <style:text-properties style:font-name="Bahnschrift Light" officeooo:rsid="00326299" officeooo:paragraph-rsid="00326299"/>
    </style:style>
    <style:style style:name="P47" style:family="paragraph" style:parent-style-name="Heading_20_3">
      <style:text-properties style:font-name="Bahnschrift Light" officeooo:paragraph-rsid="001c14fd"/>
    </style:style>
    <style:style style:name="P48" style:family="paragraph" style:parent-style-name="Text_20_body" style:list-style-name="L7">
      <style:text-properties style:font-name="Bahnschrift Light" officeooo:rsid="0034432a" officeooo:paragraph-rsid="0034432a"/>
    </style:style>
    <style:style style:name="P49" style:family="paragraph" style:parent-style-name="Text_20_body" style:list-style-name="L7">
      <style:text-properties style:font-name="Bahnschrift Light" officeooo:rsid="003714fc" officeooo:paragraph-rsid="003714fc"/>
    </style:style>
    <style:style style:name="P50" style:family="paragraph" style:parent-style-name="Text_20_body" style:list-style-name="L8">
      <style:text-properties style:font-name="Bahnschrift Light" officeooo:rsid="0038b45c" officeooo:paragraph-rsid="0038b45c"/>
    </style:style>
    <style:style style:name="P51" style:family="paragraph" style:parent-style-name="Text_20_body" style:list-style-name="L8">
      <style:text-properties style:font-name="Bahnschrift Light" officeooo:rsid="0038b45c" officeooo:paragraph-rsid="004a5d26"/>
    </style:style>
    <style:style style:name="P52" style:family="paragraph" style:parent-style-name="Text_20_body" style:list-style-name="L8">
      <style:text-properties style:font-name="Bahnschrift Light" officeooo:rsid="003a1e36" officeooo:paragraph-rsid="003d6700"/>
    </style:style>
    <style:style style:name="P53" style:family="paragraph" style:parent-style-name="Text_20_body" style:list-style-name="L9">
      <style:text-properties style:font-name="Bahnschrift Light" officeooo:rsid="003a1e36" officeooo:paragraph-rsid="003d6700"/>
    </style:style>
    <style:style style:name="P54" style:family="paragraph" style:parent-style-name="Text_20_body" style:list-style-name="L9">
      <style:text-properties style:font-name="Bahnschrift Light" officeooo:rsid="0034432a" officeooo:paragraph-rsid="003d6700"/>
    </style:style>
    <style:style style:name="P55" style:family="paragraph" style:parent-style-name="Text_20_body" style:list-style-name="L9">
      <style:text-properties style:font-name="Bahnschrift Light" officeooo:rsid="003da703" officeooo:paragraph-rsid="003da703"/>
    </style:style>
    <style:style style:name="P56" style:family="paragraph" style:parent-style-name="Text_20_body" style:list-style-name="L10">
      <style:text-properties officeooo:paragraph-rsid="0080a137"/>
    </style:style>
    <style:style style:name="P57" style:family="paragraph" style:parent-style-name="Text_20_body" style:list-style-name="L10">
      <style:text-properties style:font-name="Bahnschrift Light" officeooo:rsid="0083c6dc" officeooo:paragraph-rsid="0083c6dc"/>
    </style:style>
    <style:style style:name="P58" style:family="paragraph" style:parent-style-name="Heading_20_2">
      <style:text-properties officeooo:rsid="008703c8" officeooo:paragraph-rsid="008703c8"/>
    </style:style>
    <style:style style:name="P59" style:family="paragraph" style:parent-style-name="Text_20_body" style:list-style-name="L11">
      <style:text-properties style:font-name="Bahnschrift Light" officeooo:rsid="002d2864" officeooo:paragraph-rsid="008841f2"/>
    </style:style>
    <style:style style:name="P60" style:family="paragraph" style:parent-style-name="Text_20_body" style:list-style-name="L11">
      <style:text-properties style:font-name="Bahnschrift Light" officeooo:rsid="002e56cf" officeooo:paragraph-rsid="008841f2"/>
    </style:style>
    <style:style style:name="P61" style:family="paragraph" style:parent-style-name="Text_20_body" style:list-style-name="L11">
      <style:text-properties style:font-name="Bahnschrift Light" officeooo:rsid="003084c3" officeooo:paragraph-rsid="008841f2"/>
    </style:style>
    <style:style style:name="P62" style:family="paragraph" style:parent-style-name="Text_20_body" style:list-style-name="L11">
      <style:text-properties style:font-name="Bahnschrift Light" officeooo:rsid="00326299" officeooo:paragraph-rsid="008841f2"/>
    </style:style>
    <style:style style:name="P63" style:family="paragraph" style:parent-style-name="Text_20_body" style:list-style-name="L11">
      <style:text-properties style:font-name="Bahnschrift Light" officeooo:rsid="008a63e2" officeooo:paragraph-rsid="008a63e2"/>
    </style:style>
    <style:style style:name="P64" style:family="paragraph" style:parent-style-name="Text_20_body" style:list-style-name="L11">
      <style:text-properties style:font-name="Bahnschrift Light" officeooo:rsid="002e56cf" officeooo:paragraph-rsid="008a63e2"/>
    </style:style>
    <style:style style:name="P65" style:family="paragraph" style:parent-style-name="Text_20_body" style:list-style-name="L11">
      <style:text-properties style:font-name="Bahnschrift Light" officeooo:rsid="008c0192" officeooo:paragraph-rsid="008c0192"/>
    </style:style>
    <style:style style:name="P66" style:family="paragraph" style:parent-style-name="Text_20_body" style:list-style-name="L11">
      <style:text-properties style:font-name="Bahnschrift Light" officeooo:rsid="008cd2d9" officeooo:paragraph-rsid="008cd2d9"/>
    </style:style>
    <style:style style:name="P67" style:family="paragraph" style:parent-style-name="Text_20_body" style:list-style-name="L11">
      <style:text-properties style:font-name="Bahnschrift Light" officeooo:rsid="008e591d" officeooo:paragraph-rsid="008e591d"/>
    </style:style>
    <style:style style:name="P68" style:family="paragraph" style:parent-style-name="Heading_20_1">
      <style:text-properties officeooo:rsid="00c39725" officeooo:paragraph-rsid="00c39725"/>
    </style:style>
    <style:style style:name="P69" style:family="paragraph" style:parent-style-name="Text_20_body" style:list-style-name="L12">
      <style:text-properties officeooo:rsid="02131dae" officeooo:paragraph-rsid="02131dae"/>
    </style:style>
    <style:style style:name="P70" style:family="paragraph" style:parent-style-name="Heading_20_2">
      <style:text-properties officeooo:rsid="00c4e284" officeooo:paragraph-rsid="00c4e284"/>
    </style:style>
    <style:style style:name="P71" style:family="paragraph" style:parent-style-name="Heading_20_3">
      <style:text-properties officeooo:rsid="0114b00d" officeooo:paragraph-rsid="0114b00d"/>
    </style:style>
    <style:style style:name="P72" style:family="paragraph" style:parent-style-name="Heading_20_3">
      <style:text-properties officeooo:rsid="00c6214a" officeooo:paragraph-rsid="00c6214a"/>
    </style:style>
    <style:style style:name="P73" style:family="paragraph" style:parent-style-name="Heading_20_3">
      <style:text-properties officeooo:rsid="00c9597f" officeooo:paragraph-rsid="00c9597f"/>
    </style:style>
    <style:style style:name="P74" style:family="paragraph" style:parent-style-name="Heading_20_5">
      <style:text-properties officeooo:paragraph-rsid="00d1d281"/>
    </style:style>
    <style:style style:name="P75" style:family="paragraph" style:parent-style-name="Heading_20_5">
      <style:text-properties officeooo:rsid="00cf1a62" officeooo:paragraph-rsid="00d1d281"/>
    </style:style>
    <style:style style:name="P76" style:family="paragraph" style:parent-style-name="Heading_20_3">
      <style:text-properties officeooo:rsid="00cabb02" officeooo:paragraph-rsid="00cabb02"/>
    </style:style>
    <style:style style:name="P77" style:family="paragraph" style:parent-style-name="Heading_20_5">
      <style:text-properties officeooo:paragraph-rsid="00d06102"/>
    </style:style>
    <style:style style:name="P78" style:family="paragraph" style:parent-style-name="Heading_20_5">
      <style:text-properties officeooo:rsid="00cf1a62" officeooo:paragraph-rsid="00d06102"/>
    </style:style>
    <style:style style:name="P79" style:family="paragraph" style:parent-style-name="Heading_20_5">
      <style:text-properties officeooo:rsid="00cf1a62" officeooo:paragraph-rsid="00cf1a62"/>
    </style:style>
    <style:style style:name="P80" style:family="paragraph" style:parent-style-name="Heading_20_3">
      <style:text-properties officeooo:rsid="00f47a23" officeooo:paragraph-rsid="0124a122"/>
    </style:style>
    <style:style style:name="P81" style:family="paragraph" style:parent-style-name="Heading_20_3">
      <style:text-properties officeooo:rsid="010560fc" officeooo:paragraph-rsid="0124a122"/>
    </style:style>
    <style:style style:name="P82" style:family="paragraph" style:parent-style-name="Heading_20_3">
      <style:text-properties officeooo:rsid="0124a122" officeooo:paragraph-rsid="0124a122"/>
    </style:style>
    <style:style style:name="P83" style:family="paragraph" style:parent-style-name="Heading_20_3">
      <style:text-properties officeooo:paragraph-rsid="010560fc"/>
    </style:style>
    <style:style style:name="P84" style:family="paragraph" style:parent-style-name="Heading_20_2">
      <style:text-properties officeooo:rsid="00c4e284" officeooo:paragraph-rsid="00d90149"/>
    </style:style>
    <style:style style:name="P85" style:family="paragraph" style:parent-style-name="Heading_20_3">
      <style:text-properties officeooo:rsid="00d971c3" officeooo:paragraph-rsid="00d971c3"/>
    </style:style>
    <style:style style:name="P86" style:family="paragraph" style:parent-style-name="Heading_20_2">
      <style:text-properties officeooo:rsid="01ae8993" officeooo:paragraph-rsid="01ae8993"/>
    </style:style>
    <style:style style:name="P87" style:family="paragraph" style:parent-style-name="Text_20_body">
      <style:text-properties officeooo:rsid="01b6aad0" officeooo:paragraph-rsid="01b6aad0"/>
    </style:style>
    <style:style style:name="P88" style:family="paragraph" style:parent-style-name="Heading_20_3">
      <style:text-properties officeooo:paragraph-rsid="01b2fb3b"/>
    </style:style>
    <style:style style:name="P89" style:family="paragraph" style:parent-style-name="Heading_20_3">
      <style:text-properties officeooo:paragraph-rsid="01cddb6d"/>
    </style:style>
    <style:style style:name="P90" style:family="paragraph" style:parent-style-name="Text_20_body">
      <style:text-properties officeooo:rsid="01cddb6d" officeooo:paragraph-rsid="01cddb6d"/>
    </style:style>
    <style:style style:name="P91" style:family="paragraph" style:parent-style-name="Heading_20_2">
      <style:text-properties officeooo:rsid="01177f47" officeooo:paragraph-rsid="01ae8993"/>
    </style:style>
    <style:style style:name="P92" style:family="paragraph" style:parent-style-name="Text_20_body">
      <style:text-properties officeooo:rsid="02225f00" officeooo:paragraph-rsid="02225f00"/>
    </style:style>
    <style:style style:name="P93" style:family="paragraph" style:parent-style-name="Heading_20_3">
      <style:text-properties officeooo:rsid="011a563e" officeooo:paragraph-rsid="011a563e"/>
    </style:style>
    <style:style style:name="P94" style:family="paragraph" style:parent-style-name="Heading_20_4">
      <style:text-properties officeooo:rsid="011a563e" officeooo:paragraph-rsid="011a563e"/>
    </style:style>
    <style:style style:name="P95" style:family="paragraph" style:parent-style-name="Heading_20_1">
      <style:text-properties officeooo:rsid="0100c544" officeooo:paragraph-rsid="0100c544"/>
    </style:style>
    <style:style style:name="P96" style:family="paragraph" style:parent-style-name="Heading_20_2">
      <style:text-properties officeooo:rsid="01022422" officeooo:paragraph-rsid="01022422"/>
    </style:style>
    <style:style style:name="P97" style:family="paragraph" style:parent-style-name="Heading_20_1">
      <style:text-properties officeooo:rsid="012a56bf" officeooo:paragraph-rsid="012e42ba"/>
    </style:style>
    <style:style style:name="P98" style:family="paragraph" style:parent-style-name="Heading_20_2">
      <style:text-properties officeooo:rsid="012c19ef" officeooo:paragraph-rsid="012e42ba"/>
    </style:style>
    <style:style style:name="P99" style:family="paragraph" style:parent-style-name="Heading_20_1">
      <style:text-properties officeooo:rsid="010fb5d9" officeooo:paragraph-rsid="010fb5d9"/>
    </style:style>
    <style:style style:name="P100" style:family="paragraph" style:parent-style-name="Heading_20_2">
      <style:text-properties officeooo:rsid="01101f51" officeooo:paragraph-rsid="01101f51"/>
    </style:style>
    <style:style style:name="P101" style:family="paragraph" style:parent-style-name="Heading_20_2">
      <style:text-properties officeooo:rsid="0110432d" officeooo:paragraph-rsid="0110432d"/>
    </style:style>
    <style:style style:name="P102" style:family="paragraph" style:parent-style-name="Heading_20_2">
      <style:text-properties officeooo:rsid="01113dc0" officeooo:paragraph-rsid="01113dc0"/>
    </style:style>
    <style:style style:name="P103" style:family="paragraph" style:parent-style-name="Heading_20_2">
      <style:text-properties officeooo:rsid="012e9a3f" officeooo:paragraph-rsid="012e9a3f"/>
    </style:style>
    <style:style style:name="P104" style:family="paragraph" style:parent-style-name="Heading_20_1">
      <style:text-properties officeooo:rsid="013abd6a" officeooo:paragraph-rsid="013abd6a"/>
    </style:style>
    <style:style style:name="P105" style:family="paragraph" style:parent-style-name="Text_20_body" style:list-style-name="L13">
      <style:text-properties officeooo:rsid="014bc8af" officeooo:paragraph-rsid="014bc8af"/>
    </style:style>
    <style:style style:name="P106" style:family="paragraph" style:parent-style-name="Text_20_body" style:list-style-name="L13">
      <style:text-properties officeooo:rsid="013e3dfd" officeooo:paragraph-rsid="014bc8af"/>
    </style:style>
    <style:style style:name="P107" style:family="paragraph" style:parent-style-name="Text_20_body" style:list-style-name="L13">
      <style:text-properties officeooo:rsid="0200c938" officeooo:paragraph-rsid="0200c938"/>
    </style:style>
    <style:style style:name="P108" style:family="paragraph" style:parent-style-name="Text_20_body" style:list-style-name="L13">
      <style:text-properties officeooo:rsid="014d996f" officeooo:paragraph-rsid="014d996f"/>
    </style:style>
    <style:style style:name="P109" style:family="paragraph" style:parent-style-name="Text_20_body" style:list-style-name="L13">
      <style:text-properties officeooo:rsid="014f0c3c" officeooo:paragraph-rsid="01937b90"/>
    </style:style>
    <style:style style:name="P110" style:family="paragraph" style:parent-style-name="Text_20_body" style:list-style-name="L13">
      <style:text-properties officeooo:rsid="0174f0d7" officeooo:paragraph-rsid="0174f0d7"/>
    </style:style>
    <style:style style:name="P111" style:family="paragraph" style:parent-style-name="Text_20_body" style:list-style-name="L13">
      <style:text-properties officeooo:rsid="014d996f" officeooo:paragraph-rsid="0175be06"/>
    </style:style>
    <style:style style:name="P112" style:family="paragraph" style:parent-style-name="Text_20_body" style:list-style-name="L13">
      <style:text-properties officeooo:rsid="014f0c3c" officeooo:paragraph-rsid="0175be06"/>
    </style:style>
    <style:style style:name="P113" style:family="paragraph" style:parent-style-name="Text_20_body" style:list-style-name="L13">
      <style:text-properties officeooo:rsid="0198cb5e" officeooo:paragraph-rsid="0198cb5e"/>
    </style:style>
    <style:style style:name="P114" style:family="paragraph" style:parent-style-name="Text_20_body" style:list-style-name="L13">
      <style:text-properties officeooo:rsid="0198cb5e" officeooo:paragraph-rsid="01997254"/>
    </style:style>
    <style:style style:name="P115" style:family="paragraph" style:parent-style-name="Text_20_body" style:list-style-name="L13">
      <style:text-properties officeooo:rsid="01a8aa18" officeooo:paragraph-rsid="01a8aa18"/>
    </style:style>
    <style:style style:name="P116" style:family="paragraph" style:parent-style-name="Text_20_body" style:list-style-name="L13">
      <style:text-properties officeooo:rsid="02017dd8" officeooo:paragraph-rsid="02017dd8"/>
    </style:style>
    <style:style style:name="P117" style:family="paragraph" style:parent-style-name="Text_20_body" style:list-style-name="L13">
      <style:text-properties officeooo:rsid="0194e442" officeooo:paragraph-rsid="0194e442"/>
    </style:style>
    <style:style style:name="P118" style:family="paragraph" style:parent-style-name="Text_20_body" style:list-style-name="L13">
      <style:text-properties officeooo:rsid="019d4148" officeooo:paragraph-rsid="019d4148"/>
    </style:style>
    <style:style style:name="P119" style:family="paragraph" style:parent-style-name="Text_20_body" style:list-style-name="L13">
      <style:text-properties officeooo:rsid="019e2965" officeooo:paragraph-rsid="019e2965"/>
    </style:style>
    <style:style style:name="P120" style:family="paragraph" style:parent-style-name="Text_20_body" style:list-style-name="L13">
      <style:text-properties officeooo:rsid="01a02dda" officeooo:paragraph-rsid="01a02dda"/>
    </style:style>
    <style:style style:name="P121" style:family="paragraph" style:parent-style-name="Text_20_body" style:list-style-name="L13">
      <style:text-properties officeooo:rsid="0145ba36" officeooo:paragraph-rsid="019e2965"/>
    </style:style>
    <style:style style:name="P122" style:family="paragraph" style:parent-style-name="Heading_20_1">
      <style:text-properties officeooo:rsid="013378eb" officeooo:paragraph-rsid="013378eb"/>
    </style:style>
    <style:style style:name="P123" style:family="paragraph" style:parent-style-name="Heading_20_2">
      <style:text-properties officeooo:rsid="013378eb" officeooo:paragraph-rsid="013378eb"/>
    </style:style>
    <style:style style:name="P124" style:family="paragraph" style:parent-style-name="Text_20_body" style:list-style-name="L14">
      <style:text-properties officeooo:rsid="01360f49" officeooo:paragraph-rsid="01360f49"/>
    </style:style>
    <style:style style:name="P125" style:family="paragraph" style:parent-style-name="Heading_20_2">
      <style:text-properties officeooo:paragraph-rsid="013378eb"/>
    </style:style>
    <style:style style:name="P126" style:family="paragraph" style:parent-style-name="Heading_20_2">
      <style:text-properties officeooo:rsid="019ab5ec" officeooo:paragraph-rsid="019ab5ec"/>
    </style:style>
    <style:style style:name="P127" style:family="paragraph" style:parent-style-name="Text_20_body" style:list-style-name="L15">
      <style:text-properties officeooo:rsid="019ab5ec" officeooo:paragraph-rsid="019ab5ec"/>
    </style:style>
    <style:style style:name="P128" style:family="paragraph" style:parent-style-name="Text_20_body" style:list-style-name="L15">
      <style:text-properties officeooo:rsid="019b0222" officeooo:paragraph-rsid="019b0222"/>
    </style:style>
    <style:style style:name="P129" style:family="paragraph" style:parent-style-name="Heading_20_2">
      <style:text-properties officeooo:rsid="01aa3bd2" officeooo:paragraph-rsid="01aa3bd2"/>
    </style:style>
    <style:style style:name="P130" style:family="paragraph" style:parent-style-name="Text_20_body" style:list-style-name="L16">
      <style:text-properties style:font-name="Bahnschrift Light" officeooo:rsid="01aa3bd2" officeooo:paragraph-rsid="01aa3bd2"/>
    </style:style>
    <style:style style:name="P131" style:family="paragraph" style:parent-style-name="Text_20_body" style:list-style-name="L16">
      <style:text-properties style:font-name="Bahnschrift Light" officeooo:rsid="01ab8865" officeooo:paragraph-rsid="01ab8865"/>
    </style:style>
    <style:style style:name="P132" style:family="paragraph" style:parent-style-name="Text_20_body">
      <style:text-properties style:font-name="Bahnschrift Light"/>
    </style:style>
    <style:style style:name="P133" style:family="paragraph" style:parent-style-name="Text_20_body">
      <style:text-properties style:font-name="Bahnschrift Light" officeooo:rsid="0227cada" officeooo:paragraph-rsid="0227cada"/>
    </style:style>
    <style:style style:name="P134" style:family="paragraph" style:parent-style-name="Preformatted_20_Text">
      <style:text-properties style:font-name="Bahnschrift Light" officeooo:rsid="0227cada" officeooo:paragraph-rsid="0227cada"/>
    </style:style>
    <style:style style:name="P135" style:family="paragraph" style:parent-style-name="Preformatted_20_Text">
      <style:paragraph-properties fo:margin-top="0in" fo:margin-bottom="0.0972in" style:contextual-spacing="false" fo:line-height="115%"/>
      <style:text-properties style:font-name="Bahnschrift Light" officeooo:rsid="0227cada"/>
    </style:style>
    <style:style style:name="T1" style:family="text">
      <style:text-properties officeooo:rsid="00b764e0"/>
    </style:style>
    <style:style style:name="T2" style:family="text">
      <style:text-properties officeooo:rsid="00c9b004"/>
    </style:style>
    <style:style style:name="T3" style:family="text">
      <style:text-properties officeooo:rsid="01056d9e"/>
    </style:style>
    <style:style style:name="T4" style:family="text">
      <style:text-properties officeooo:rsid="00994371"/>
    </style:style>
    <style:style style:name="T5" style:family="text">
      <style:text-properties officeooo:rsid="0123d7a1"/>
    </style:style>
    <style:style style:name="T6" style:family="text">
      <style:text-properties officeooo:rsid="00ba9f0a"/>
    </style:style>
    <style:style style:name="T7" style:family="text">
      <style:text-properties officeooo:rsid="00bb51c1"/>
    </style:style>
    <style:style style:name="T8" style:family="text">
      <style:text-properties officeooo:rsid="0052b9c5"/>
    </style:style>
    <style:style style:name="T9" style:family="text">
      <style:text-properties officeooo:rsid="00536097"/>
    </style:style>
    <style:style style:name="T10" style:family="text">
      <style:text-properties officeooo:rsid="0219ac8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61118" style:font-weight-asian="normal" style:font-weight-complex="normal"/>
    </style:style>
    <style:style style:name="T13" style:family="text">
      <style:text-properties officeooo:rsid="00261118"/>
    </style:style>
    <style:style style:name="T14" style:family="text">
      <style:text-properties officeooo:rsid="0038b45c"/>
    </style:style>
    <style:style style:name="T15" style:family="text">
      <style:text-properties officeooo:rsid="00488bb0"/>
    </style:style>
    <style:style style:name="T16" style:family="text">
      <style:text-properties officeooo:rsid="00922e34"/>
    </style:style>
    <style:style style:name="T17" style:family="text">
      <style:text-properties officeooo:rsid="00333cb5"/>
    </style:style>
    <style:style style:name="T18" style:family="text">
      <style:text-properties officeooo:rsid="001c14fd"/>
    </style:style>
    <style:style style:name="T19" style:family="text">
      <style:text-properties officeooo:rsid="0034dc64"/>
    </style:style>
    <style:style style:name="T20" style:family="text">
      <style:text-properties officeooo:rsid="003714fc"/>
    </style:style>
    <style:style style:name="T21" style:family="text">
      <style:text-properties officeooo:rsid="00378673"/>
    </style:style>
    <style:style style:name="T22" style:family="text">
      <style:text-properties officeooo:rsid="0043e041"/>
    </style:style>
    <style:style style:name="T23" style:family="text">
      <style:text-properties officeooo:rsid="0093e346"/>
    </style:style>
    <style:style style:name="T24" style:family="text">
      <style:text-properties officeooo:rsid="0045d576"/>
    </style:style>
    <style:style style:name="T25" style:family="text">
      <style:text-properties officeooo:rsid="003df1f0"/>
    </style:style>
    <style:style style:name="T26" style:family="text">
      <style:text-properties style:font-name="Bahnschrift Light" officeooo:rsid="0080a137"/>
    </style:style>
    <style:style style:name="T27" style:family="text">
      <style:text-properties style:font-name="Bahnschrift Light" officeooo:rsid="00827883"/>
    </style:style>
    <style:style style:name="T28" style:family="text">
      <style:text-properties style:font-name="Bahnschrift Light" officeooo:rsid="00839d27"/>
    </style:style>
    <style:style style:name="T29" style:family="text">
      <style:text-properties officeooo:rsid="00896be0"/>
    </style:style>
    <style:style style:name="T30" style:family="text">
      <style:text-properties officeooo:rsid="0089d33f"/>
    </style:style>
    <style:style style:name="T31" style:family="text">
      <style:text-properties officeooo:rsid="008a489b"/>
    </style:style>
    <style:style style:name="T32" style:family="text">
      <style:text-properties officeooo:rsid="008a63e2"/>
    </style:style>
    <style:style style:name="T33" style:family="text">
      <style:text-properties officeooo:rsid="0214e6a3"/>
    </style:style>
    <style:style style:name="T34" style:family="text">
      <style:text-properties officeooo:rsid="00d823b0"/>
    </style:style>
    <style:style style:name="T35" style:family="text">
      <style:text-properties officeooo:rsid="0103a854"/>
    </style:style>
    <style:style style:name="T36" style:family="text">
      <style:text-properties officeooo:rsid="00c9820c"/>
    </style:style>
    <style:style style:name="T37" style:family="text">
      <style:text-properties officeooo:rsid="00d90149"/>
    </style:style>
    <style:style style:name="T38" style:family="text">
      <style:text-properties officeooo:rsid="01cf0c97"/>
    </style:style>
    <style:style style:name="T39" style:family="text">
      <style:text-properties officeooo:rsid="01b2fb3b"/>
    </style:style>
    <style:style style:name="T40" style:family="text">
      <style:text-properties officeooo:rsid="01d0ac5b"/>
    </style:style>
    <style:style style:name="T41" style:family="text">
      <style:text-properties officeooo:rsid="01b6b26e"/>
    </style:style>
    <style:style style:name="T42" style:family="text">
      <style:text-properties officeooo:rsid="01cddb6d"/>
    </style:style>
    <style:style style:name="T43" style:family="text">
      <style:text-properties officeooo:rsid="0119145d"/>
    </style:style>
    <style:style style:name="T44" style:family="text">
      <style:text-properties officeooo:rsid="01283b88"/>
    </style:style>
    <style:style style:name="T45" style:family="text">
      <style:text-properties officeooo:rsid="0110432d"/>
    </style:style>
    <style:style style:name="T46" style:family="text">
      <style:text-properties officeooo:rsid="01105356"/>
    </style:style>
    <style:style style:name="T47" style:family="text">
      <style:text-properties officeooo:rsid="014f28c2"/>
    </style:style>
    <style:style style:name="T48" style:family="text">
      <style:text-properties officeooo:rsid="017d3fbd"/>
    </style:style>
    <style:style style:name="T49" style:family="text">
      <style:text-properties officeooo:rsid="01937b90"/>
    </style:style>
    <style:style style:name="T50" style:family="text">
      <style:text-properties officeooo:rsid="0174f0d7"/>
    </style:style>
    <style:style style:name="T51" style:family="text">
      <style:text-properties officeooo:rsid="01997254"/>
    </style:style>
    <style:style style:name="T52" style:family="text">
      <style:text-properties officeooo:rsid="01a984b0"/>
    </style:style>
    <style:style style:name="T53" style:family="text">
      <style:text-properties officeooo:rsid="0196fbdd"/>
    </style:style>
    <style:style style:name="T54" style:family="text">
      <style:text-properties officeooo:rsid="01a0e037"/>
    </style:style>
    <style:style style:name="T55" style:family="text">
      <style:text-properties officeooo:rsid="01a37bbe"/>
    </style:style>
    <style:style style:name="T56" style:family="text">
      <style:text-properties officeooo:rsid="0147d1ad"/>
    </style:style>
    <style:style style:name="T57" style:family="text">
      <style:text-properties officeooo:rsid="014a2b66"/>
    </style:style>
    <style:style style:name="T58" style:family="text">
      <style:text-properties officeooo:rsid="01a68de6"/>
    </style:style>
    <style:style style:name="T59" style:family="text">
      <style:text-properties officeooo:rsid="013378eb"/>
    </style:style>
    <style:style style:name="T60" style:family="text">
      <style:text-properties officeooo:rsid="0133c8b0"/>
    </style:style>
    <style:style style:name="T61" style:family="text">
      <style:text-properties officeooo:rsid="019b09b9"/>
    </style:style>
    <style:style style:name="T62" style:family="text">
      <style:text-properties officeooo:rsid="01ab8865"/>
    </style:style>
    <style:style style:name="T63" style:family="text">
      <style:text-properties officeooo:rsid="022839ad"/>
    </style:style>
    <style:style style:name="T64" style:family="text">
      <style:text-properties officeooo:rsid="0229780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ertainment Tracker Rebuild III</text:p>
      <text:h text:style-name="P2" text:outline-level="1">Table of Contents</text:h>
      <text:list text:style-name="L1">
        <text:list-item>
          <text:p text:style-name="P3">Todo</text:p>
        </text:list-item>
        <text:list-item>
          <text:p text:style-name="P4">Libraries</text:p>
        </text:list-item>
        <text:list-item>
          <text:p text:style-name="P4">Data Format</text:p>
          <text:list>
            <text:list-item>
              <text:p text:style-name="P4">Enums</text:p>
              <text:list>
                <text:list-item>
                  <text:p text:style-name="P4">EntertainmentStatus</text:p>
                </text:list-item>
                <text:list-item>
                  <text:p text:style-name="P4">EntertainmentType</text:p>
                </text:list-item>
              </text:list>
            </text:list-item>
            <text:list-item>
              <text:p text:style-name="P4">Types</text:p>
              <text:list>
                <text:list-item>
                  <text:p text:style-name="P4">Entertainment</text:p>
                </text:list-item>
                <text:list-item>
                  <text:p text:style-name="P4">Movie</text:p>
                </text:list-item>
                <text:list-item>
                  <text:p text:style-name="P4">Show</text:p>
                </text:list-item>
                <text:list-item>
                  <text:p text:style-name="P4"><text:a xlink:type="simple" xlink:href="#3.2.4.Episode|outline" text:style-name="Internet_20_link" text:visited-style-name="Visited_20_Internet_20_Link">Episode</text:a>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h text:style-name="Heading_20_1" text:outline-level="1">Todo</text:h>
      <text:list text:style-name="L2">
        <text:list-item>
          <text:p text:style-name="P6"><text:span text:style-name="T1">Main </text:span>UI Mockup</text:p>
          <text:list>
            <text:list-item>
              <text:p text:style-name="P7">Loading Screen</text:p>
              <text:list>
                <text:list-item>
                  <text:p text:style-name="P8">Loading Bar</text:p>
                </text:list-item>
              </text:list>
            </text:list-item>
            <text:list-item>
              <text:p text:style-name="P9">Home <text:span text:style-name="T2">+ </text:span><text:span text:style-name="T3">Simple </text:span><text:span text:style-name="T4">Search</text:span></text:p>
            </text:list-item>
            <text:list-item>
              <text:p text:style-name="P10">Viewer</text:p>
            </text:list-item>
            <text:list-item>
              <text:p text:style-name="P11">Editor</text:p>
            </text:list-item>
            <text:list-item>
              <text:p text:style-name="P12">Creator</text:p>
            </text:list-item>
            <text:list-item>
              <text:p text:style-name="P13"><text:soft-page-break/>Settings</text:p>
            </text:list-item>
            <text:list-item>
              <text:p text:style-name="P14">Advanced Search</text:p>
            </text:list-item>
            <text:list-item>
              <text:p text:style-name="P15"><text:span text:style-name="T5">User </text:span>Manual</text:p>
            </text:list-item>
          </text:list>
        </text:list-item>
        <text:list-item>
          <text:p text:style-name="P16">UI Flowchart</text:p>
        </text:list-item>
        <text:list-item>
          <text:p text:style-name="P17">Module UI Mockup: <text:span text:style-name="T6">All 3 Entertainment Classes</text:span></text:p>
        </text:list-item>
        <text:list-item>
          <text:p text:style-name="P18">Viewer UI Mockup: <text:span text:style-name="T7">All 3 Entertainment Classes</text:span></text:p>
        </text:list-item>
        <text:list-item>
          <text:p text:style-name="P19">SQL Search Queries</text:p>
          <text:list>
            <text:list-item>
              <text:p text:style-name="P20">Read</text:p>
              <text:list>
                <text:list-item>
                  <text:p text:style-name="P21">Home, Search</text:p>
                </text:list-item>
                <text:list-item>
                  <text:p text:style-name="P21">Editor</text:p>
                </text:list-item>
              </text:list>
            </text:list-item>
            <text:list-item>
              <text:p text:style-name="P20">Write</text:p>
              <text:list>
                <text:list-item>
                  <text:p text:style-name="P22">Creator</text:p>
                </text:list-item>
              </text:list>
            </text:list-item>
            <text:list-item>
              <text:p text:style-name="P23">Update</text:p>
            </text:list-item>
            <text:list-item>
              <text:p text:style-name="P24">Delete</text:p>
            </text:list-item>
          </text:list>
        </text:list-item>
        <text:list-item>
          <text:p text:style-name="P25">Sorting Algorithms</text:p>
        </text:list-item>
        <text:list-item>
          <text:p text:style-name="P26">Logging</text:p>
        </text:list-item>
        <text:list-item>
          <text:p text:style-name="P27">Tool Tips</text:p>
        </text:list-item>
        <text:list-item>
          <text:p text:style-name="P28">SVGs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h text:style-name="P29" text:outline-level="1">Libraries</text:h>
      <text:list text:style-name="L3">
        <text:list-item>
          <text:p text:style-name="P30">JavaFX 25 <text:span text:style-name="T8">(Controls, FXML) – </text:span><text:span text:style-name="T9">UI Library</text:span></text:p>
        </text:list-item>
        <text:list-item>
          <text:p text:style-name="P31">JDBC 9.5 – <text:span text:style-name="T9">Database SQL Connection and Querying</text:span></text:p>
        </text:list-item>
        <text:list-item>
          <text:p text:style-name="P31">Lombok 1.18.32 – <text:span text:style-name="T9">Annotations that reduce Boilerplate Code</text:span></text:p>
        </text:list-item>
        <text:list-item>
          <text:p text:style-name="P32"><text:soft-page-break/>Maven 3.9.11 – Project Build Tool</text:p>
        </text:list-item>
        <text:list-item>
          <text:p text:style-name="P33">Log4J <text:span text:style-name="T10">[Enter Version]</text:span> – Logging</text:p>
        </text:list-item>
        <text:list-item>
          <text:p text:style-name="P34">Spring Boot</text:p>
        </text:list-item>
      </text:list>
      <text:h text:style-name="P35" text:outline-level="1">Data Format</text:h>
      <text:h text:style-name="P36" text:outline-level="2">Data Enums</text:h>
      <text:h text:style-name="P37" text:outline-level="3">EntertainmentStatus</text:h>
      <text:list text:style-name="L4">
        <text:list-item>
          <text:p text:style-name="P38">COMPLETED</text:p>
        </text:list-item>
        <text:list-item>
          <text:p text:style-name="P38">ONGOING</text:p>
        </text:list-item>
        <text:list-item>
          <text:p text:style-name="P38">RELEASED</text:p>
        </text:list-item>
        <text:list-item>
          <text:p text:style-name="P38">UPCOMING</text:p>
        </text:list-item>
      </text:list>
      <text:h text:style-name="P37" text:outline-level="3">Entertainmen<text:span text:style-name="T11">t</text:span><text:span text:style-name="T12">Ty</text:span><text:span text:style-name="T13">pe</text:span></text:h>
      <text:list text:style-name="L5">
        <text:list-item>
          <text:p text:style-name="P39">ENTERTAINMENT</text:p>
        </text:list-item>
        <text:list-item>
          <text:p text:style-name="P39">MOVIE</text:p>
        </text:list-item>
        <text:list-item>
          <text:p text:style-name="P39">SHOW</text:p>
        </text:list-item>
        <text:list-item>
          <text:p text:style-name="P39">EPISODE</text:p>
        </text:list-item>
      </text:list>
      <text:h text:style-name="Heading_20_2" text:outline-level="2">Data Types</text:h>
      <text:h text:style-name="P40" text:outline-level="3">Entertainment</text:h>
      <text:list text:style-name="L6">
        <text:list-item>
          <text:p text:style-name="P41">entertainmentId: int</text:p>
        </text:list-item>
        <text:list-item>
          <text:p text:style-name="P41">title: String</text:p>
        </text:list-item>
        <text:list-item>
          <text:p text:style-name="P41">status: EntertainmentStatus</text:p>
        </text:list-item>
        <text:list-item>
          <text:p text:style-name="P41">type: EntertainmentType</text:p>
        </text:list-item>
        <text:list-item>
          <text:p text:style-name="P42">tags: String[]</text:p>
        </text:list-item>
        <text:list-item>
          <text:p text:style-name="P43">date: LocalDate</text:p>
        </text:list-item>
        <text:list-item>
          <text:p text:style-name="P44">visualDate: String<text:span text:style-name="T14"> – </text:span><text:span text:style-name="T15">Calculated </text:span><text:span text:style-name="T16">by Api</text:span></text:p>
        </text:list-item>
        <text:list-item>
          <text:p text:style-name="P45">isSpecial: <text:span text:style-name="T17">boolean</text:span></text:p>
        </text:list-item>
        <text:list-item>
          <text:p text:style-name="P45">isPilot: <text:span text:style-name="T17">boolean</text:span></text:p>
        </text:list-item>
        <text:list-item>
          <text:p text:style-name="P45"><text:soft-page-break/>isFavorite: <text:span text:style-name="T17">boolean</text:span></text:p>
        </text:list-item>
        <text:list-item>
          <text:p text:style-name="P46">isReviewed: <text:span text:style-name="T17">boolean</text:span></text:p>
        </text:list-item>
      </text:list>
      <text:h text:style-name="P47" text:outline-level="3">Movie <text:span text:style-name="T18">extends Entertainment</text:span></text:h>
      <text:list text:style-name="L7">
        <text:list-item>
          <text:p text:style-name="P48"><text:span text:style-name="T19">d</text:span>uration: <text:span text:style-name="T20">int</text:span></text:p>
        </text:list-item>
        <text:list-item>
          <text:p text:style-name="P49">productionCompanies: <text:span text:style-name="T21">String[]</text:span></text:p>
        </text:list-item>
      </text:list>
      <text:h text:style-name="P47" text:outline-level="3">Show <text:span text:style-name="T18">extends Entertainment</text:span></text:h>
      <text:list text:style-name="L8">
        <text:list-item>
          <text:p text:style-name="P50">episodeCount: int</text:p>
        </text:list-item>
        <text:list-item>
          <text:p text:style-name="P51">episodes: ArrayList&lt;<text:span text:style-name="T22">Episode</text:span>&gt; – <text:span text:style-name="T15">Calculated </text:span><text:span text:style-name="T23">by Api</text:span></text:p>
        </text:list-item>
        <text:list-item>
          <text:p text:style-name="P52">seasonId: int</text:p>
        </text:list-item>
      </text:list>
      <text:h text:style-name="P40" text:outline-level="3">Episode</text:h>
      <text:list text:style-name="L9">
        <text:list-item>
          <text:p text:style-name="P53">seasonId: int</text:p>
        </text:list-item>
        <text:list-item>
          <text:p text:style-name="P54"><text:span text:style-name="T19">d</text:span>uration: <text:span text:style-name="T20">int</text:span></text:p>
        </text:list-item>
        <text:list-item>
          <text:p text:style-name="P55">episode<text:span text:style-name="T24">Num</text:span>: <text:span text:style-name="T25">int</text:span></text:p>
        </text:list-item>
      </text:list>
      <text:h text:style-name="Heading_20_1" text:outline-level="1">SQLite Database</text:h>
      <text:list text:style-name="L10">
        <text:list-item>
          <text:p text:style-name="P56"><text:span text:style-name="T26">Database: </text:span><text:span text:style-name="T27">EntertainmentTracker</text:span><text:span text:style-name="T28">Database</text:span></text:p>
        </text:list-item>
        <text:list-item>
          <text:p text:style-name="P57">Table: entertainment_table_1</text:p>
        </text:list-item>
      </text:list>
      <text:h text:style-name="P58" text:outline-level="2">Data Types</text:h>
      <text:list text:style-name="L11">
        <text:list-item>
          <text:p text:style-name="P59">entertainmentId: int<text:span text:style-name="T29">eger</text:span></text:p>
        </text:list-item>
        <text:list-item>
          <text:p text:style-name="P59">title: <text:span text:style-name="T29">text</text:span></text:p>
        </text:list-item>
        <text:list-item>
          <text:p text:style-name="P59">status: <text:span text:style-name="T29">text</text:span></text:p>
        </text:list-item>
        <text:list-item>
          <text:p text:style-name="P59">type: <text:span text:style-name="T29">text</text:span></text:p>
        </text:list-item>
        <text:list-item>
          <text:p text:style-name="P60">tags: <text:span text:style-name="T29">text – Delimiter: \n</text:span></text:p>
        </text:list-item>
        <text:list-item>
          <text:p text:style-name="P61">date: <text:span text:style-name="T30">text</text:span></text:p>
        </text:list-item>
        <text:list-item>
          <text:p text:style-name="P62">isSpecial: <text:span text:style-name="T31">integer</text:span></text:p>
        </text:list-item>
        <text:list-item>
          <text:p text:style-name="P62">isPilot: <text:span text:style-name="T31">integer</text:span></text:p>
        </text:list-item>
        <text:list-item>
          <text:p text:style-name="P62">isFavorite: <text:span text:style-name="T31">integer</text:span></text:p>
        </text:list-item>
        <text:list-item>
          <text:p text:style-name="P62">isReviewed: <text:span text:style-name="T31">integer</text:span></text:p>
        </text:list-item>
        <text:list-item>
          <text:p text:style-name="P63"><text:soft-page-break/>duration: integer</text:p>
        </text:list-item>
        <text:list-item>
          <text:p text:style-name="P64"><text:span text:style-name="T32">productionCompanies</text:span>: <text:span text:style-name="T29">text – Delimiter: \n</text:span></text:p>
        </text:list-item>
        <text:list-item>
          <text:p text:style-name="P65">episodeCount: integer</text:p>
        </text:list-item>
        <text:list-item>
          <text:p text:style-name="P66">seasonId: integer</text:p>
        </text:list-item>
        <text:list-item>
          <text:p text:style-name="P67">episodeNum: integer</text:p>
        </text:list-item>
      </text:list>
      <text:h text:style-name="P68" text:outline-level="1">UI Mockup</text:h>
      <text:list text:style-name="L12">
        <text:list-item>
          <text:p text:style-name="P69">Window Size: 1<text:span text:style-name="T33">28</text:span>0 × 720</text:p>
        </text:list-item>
      </text:list>
      <text:h text:style-name="P70" text:outline-level="2"><text:soft-page-break/>Main View<text:span text:style-name="T34">s</text:span></text:h>
      <text:h text:style-name="P71" text:outline-level="3">Loading Screen</text:h>
      <text:h text:style-name="P72" text:outline-level="3">Home <text:span text:style-name="T2">+ </text:span><text:span text:style-name="T35">Simple </text:span><text:span text:style-name="T36">Search</text:span></text:h>
      <text:h text:style-name="P73" text:outline-level="3">Viewer</text:h>
      <text:h text:style-name="P74" text:outline-level="5">Movie</text:h>
      <text:h text:style-name="P75" text:outline-level="5">Show</text:h>
      <text:h text:style-name="P75" text:outline-level="5">Episode</text:h>
      <text:h text:style-name="P76" text:outline-level="3">Editor</text:h>
      <text:h text:style-name="P77" text:outline-level="5">Movie</text:h>
      <text:h text:style-name="P78" text:outline-level="5">Show</text:h>
      <text:h text:style-name="P78" text:outline-level="5">Episode</text:h>
      <text:h text:style-name="P76" text:outline-level="3">Creator</text:h>
      <text:h text:style-name="Heading_20_5" text:outline-level="5">Movie</text:h>
      <text:h text:style-name="P79" text:outline-level="5">Show</text:h>
      <text:h text:style-name="P79" text:outline-level="5">Episode</text:h>
      <text:h text:style-name="P80" text:outline-level="3">CLI</text:h>
      <text:h text:style-name="P81" text:outline-level="3">Advanced Search</text:h>
      <text:h text:style-name="P82" text:outline-level="3">User Manual</text:h>
      <text:h text:style-name="P83" text:outline-level="3">Settings</text:h>
      <text:h text:style-name="P84" text:outline-level="2"><text:span text:style-name="T37">Module </text:span>View<text:span text:style-name="T34">s</text:span></text:h>
      <text:h text:style-name="P85" text:outline-level="3">Movie</text:h>
      <text:h text:style-name="P85" text:outline-level="3">Show</text:h>
      <text:h text:style-name="P85" text:outline-level="3">Episode</text:h>
      <text:h text:style-name="P86" text:outline-level="2">Other</text:h>
      <text:h text:style-name="Heading_20_3" text:outline-level="3">Backtrack 1</text:h>
      <text:p text:style-name="P87"><text:soft-page-break/>Example: <text:span text:style-name="T38">D</text:span>o you want to delete all data?</text:p>
      <text:h text:style-name="P88" text:outline-level="3">Backtrack <text:span text:style-name="T39">2</text:span></text:h>
      <text:p text:style-name="P87">Example: You want to delete all data. Did take a backup of the data <text:span text:style-name="T40">by e</text:span><text:span text:style-name="T41">xport</text:span><text:span text:style-name="T40">ing?</text:span></text:p>
      <text:h text:style-name="P89" text:outline-level="3">Backtrack <text:span text:style-name="T42">3</text:span></text:h>
      <text:p text:style-name="P90">Example: All data will be erased.</text:p>
      <text:h text:style-name="P91" text:outline-level="2">SVG <text:span text:style-name="T43">Icons</text:span></text:h>
      <text:p text:style-name="P92">Icons will be 32 × 32 SVGs</text:p>
      <text:h text:style-name="P93" text:outline-level="3"><text:soft-page-break/>Exit App</text:h>
      <text:h text:style-name="P93" text:outline-level="3">Minimize App</text:h>
      <text:h text:style-name="P93" text:outline-level="3">Tab</text:h>
      <text:h text:style-name="P94" text:outline-level="4">Home</text:h>
      <text:h text:style-name="Heading_20_4" text:outline-level="4">Viewer</text:h>
      <text:h text:style-name="Heading_20_4" text:outline-level="4">Advanced Search</text:h>
      <text:h text:style-name="Heading_20_4" text:outline-level="4">Editor</text:h>
      <text:h text:style-name="Heading_20_3" text:outline-level="3">Exit App</text:h>
      <text:h text:style-name="Heading_20_3" text:outline-level="3">Exit App</text:h>
      <text:h text:style-name="P95" text:outline-level="1">Threading</text:h>
      <text:h text:style-name="P96" text:outline-level="2">Backend</text:h>
      <text:h text:style-name="P96" text:outline-level="2">API</text:h>
      <text:h text:style-name="P96" text:outline-level="2">Frontend</text:h>
      <text:h text:style-name="P97" text:outline-level="1">SQLite Queries</text:h>
      <text:h text:style-name="P98" text:outline-level="2">Read</text:h>
      <text:h text:style-name="P98" text:outline-level="2">Write</text:h>
      <text:h text:style-name="P98" text:outline-level="2">Update</text:h>
      <text:h text:style-name="P98" text:outline-level="2">Delete</text:h>
      <text:h text:style-name="P99" text:outline-level="1">System <text:span text:style-name="T44">Flowchart</text:span></text:h>
      <text:h text:style-name="P100" text:outline-level="2"><text:span text:style-name="T45">App </text:span>Startup</text:h>
      <text:h text:style-name="P101" text:outline-level="2">App Closing</text:h>
      <text:h text:style-name="P101" text:outline-level="2"><text:soft-page-break/>App Quit<text:span text:style-name="T46">t</text:span>ing</text:h>
      <text:h text:style-name="P102" text:outline-level="2">App Crashing</text:h>
      <text:h text:style-name="P103" text:outline-level="2">Read Data</text:h>
      <text:h text:style-name="P103" text:outline-level="2">Write Data</text:h>
      <text:h text:style-name="P103" text:outline-level="2">Update Data</text:h>
      <text:h text:style-name="P103" text:outline-level="2">Delete Data</text:h>
      <text:h text:style-name="P104" text:outline-level="1">Project File System</text:h>
      <text:list text:style-name="L13">
        <text:list-item>
          <text:p text:style-name="P105">Backend</text:p>
          <text:list>
            <text:list-item>
              <text:p text:style-name="P106">BackendManager</text:p>
            </text:list-item>
            <text:list-item>
              <text:p text:style-name="P106">BackendFactory</text:p>
            </text:list-item>
            <text:list-item>
              <text:p text:style-name="P107">Backend</text:p>
            </text:list-item>
            <text:list-item>
              <text:p text:style-name="P108">Settings</text:p>
              <text:list>
                <text:list-item>
                  <text:p text:style-name="P108">SettingsReader</text:p>
                </text:list-item>
                <text:list-item>
                  <text:p text:style-name="P108">SettingsWriter</text:p>
                </text:list-item>
                <text:list-item>
                  <text:p text:style-name="P109">Settings<text:span text:style-name="T47">Manager: </text:span><text:span text:style-name="T48">Manages updating and getting properties </text:span><text:span text:style-name="T49">of settings</text:span></text:p>
                </text:list-item>
              </text:list>
            </text:list-item>
            <text:list-item>
              <text:p text:style-name="P110">Preferences</text:p>
              <text:list>
                <text:list-item>
                  <text:p text:style-name="P111"><text:span text:style-name="T50">Preferences</text:span>Reader</text:p>
                </text:list-item>
                <text:list-item>
                  <text:p text:style-name="P111"><text:span text:style-name="T50">Preferences</text:span>Writer</text:p>
                </text:list-item>
                <text:list-item>
                  <text:p text:style-name="P112"><text:span text:style-name="T50">Preferences</text:span><text:span text:style-name="T47">Manager: </text:span><text:span text:style-name="T48">Manages updating and getting properties </text:span><text:span text:style-name="T49">of preferences</text:span></text:p>
                </text:list-item>
              </text:list>
            </text:list-item>
            <text:list-item>
              <text:p text:style-name="P113">Database</text:p>
              <text:list>
                <text:list-item>
                  <text:p text:style-name="P114">DatabaseManager<text:span text:style-name="T47">: </text:span><text:span text:style-name="T51">contains common vars</text:span></text:p>
                </text:list-item>
                <text:list-item>
                  <text:p text:style-name="P113">DatabaseReader</text:p>
                </text:list-item>
                <text:list-item>
                  <text:p text:style-name="P113">DatabaseWriter</text:p>
                </text:list-item>
                <text:list-item>
                  <text:p text:style-name="P115">DatabaseFactory: <text:span text:style-name="T52">create or delete table or database</text:span></text:p>
                </text:list-item>
              </text:list>
            </text:list-item>
            <text:list-item>
              <text:p text:style-name="P116">DataFile</text:p>
              <text:list>
                <text:list-item>
                  <text:p text:style-name="P116">DataParser</text:p>
                </text:list-item>
                <text:list-item>
                  <text:p text:style-name="P116"><text:soft-page-break/>DataWriter</text:p>
                </text:list-item>
              </text:list>
            </text:list-item>
          </text:list>
        </text:list-item>
        <text:list-item>
          <text:p text:style-name="P117">Api</text:p>
          <text:list>
            <text:list-item>
              <text:p text:style-name="P117">Api <text:span text:style-name="T53">(private)</text:span></text:p>
            </text:list-item>
            <text:list-item>
              <text:p text:style-name="P117">ApiManager</text:p>
            </text:list-item>
          </text:list>
        </text:list-item>
        <text:list-item>
          <text:p text:style-name="P118">Frontend</text:p>
        </text:list-item>
        <text:list-item>
          <text:p text:style-name="P119">Project Data</text:p>
          <text:list>
            <text:list-item>
              <text:p text:style-name="P120">entertainment<text:span text:style-name="T54">T</text:span>racker.<text:span text:style-name="T54">sqlite &gt; </text:span><text:span text:style-name="T55">Database</text:span></text:p>
            </text:list-item>
            <text:list-item>
              <text:p text:style-name="P121">e<text:span text:style-name="T56">ntertainmentT</text:span>racker.settings – <text:span text:style-name="T55">Settings File</text:span></text:p>
            </text:list-item>
            <text:list-item>
              <text:p text:style-name="P121">e<text:span text:style-name="T56">ntertainmentT</text:span>racker.<text:span text:style-name="T57">preferences – </text:span><text:span text:style-name="T55">Preferences File</text:span></text:p>
            </text:list-item>
          </text:list>
        </text:list-item>
      </text:list>
      <text:h text:style-name="P122" text:outline-level="1">Features</text:h>
      <text:h text:style-name="P123" text:outline-level="2">Creator</text:h>
      <text:list text:style-name="L14">
        <text:list-item>
          <text:p text:style-name="P124">Save drafts <text:span text:style-name="T58">(many be in a seperate table)</text:span></text:p>
        </text:list-item>
      </text:list>
      <text:h text:style-name="P125" text:outline-level="2"><text:span text:style-name="T59">Theme</text:span><text:span text:style-name="T60">s</text:span></text:h>
      <text:h text:style-name="P126" text:outline-level="2">Data File</text:h>
      <text:list text:style-name="L15">
        <text:list-item>
          <text:p text:style-name="P127">Import database <text:span text:style-name="T61">as </text:span>text file</text:p>
        </text:list-item>
        <text:list-item>
          <text:p text:style-name="P128">Export database as text file</text:p>
        </text:list-item>
      </text:list>
      <text:h text:style-name="P129" text:outline-level="2">Other</text:h>
      <text:list text:style-name="L16">
        <text:list-item>
          <text:p text:style-name="P130">Reset Application: <text:span text:style-name="T62">Settings and Preferences</text:span></text:p>
        </text:list-item>
        <text:list-item>
          <text:p text:style-name="P130">Reset Database: <text:span text:style-name="T62">Delete all Data</text:span></text:p>
        </text:list-item>
        <text:list-item>
          <text:p text:style-name="P131">Full Reset: Reset Application and Database</text:p>
        </text:list-item>
      </text:list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3"><text:soft-page-break/>- <text:span text:style-name="T63">Standalone Application</text:span></text:p>
      <text:p text:style-name="P133"><text:tab/>- <text:span text:style-name="T64">Embedded WebServer</text:span></text:p>
      <text:p text:style-name="P133">- SpringBoot Server</text:p>
      <text:p text:style-name="P133">- JavaFX UI</text:p>
      <text:p text:style-name="P133">- SQLite Database</text:p>
      <text:p text:style-name="P133"/>
      <text:p text:style-name="P133"/>
      <text:p text:style-name="P133"/>
      <text:p text:style-name="P133"/>
      <text:p text:style-name="P134"><text:span text:style-name="Source_20_Text">&lt;?xml version="1.0" encoding="UTF-8"?&gt;</text:span></text:p>
      <text:p text:style-name="P135"><text:span text:style-name="Source_20_Text">&lt;project xmlns="http://maven.apache.org/POM/4.0.0" xmlns:xsi="http://www.w3.org/2001/XMLSchema-instance" xsi:schemaLocation="http://maven.apache.org/POM/4.0.0 http://maven.apache.org/xsd/maven-4.0.0.xsd"&gt;</text:span></text:p>
      <text:p text:style-name="P135"><text:span text:style-name="Source_20_Text"><text:s text:c="3"/>&lt;modelVersion&gt;4.0.0&lt;/modelVersion&gt;</text:span></text:p>
      <text:p text:style-name="P135"><text:span text:style-name="Source_20_Text"><text:s text:c="3"/>&lt;groupId&gt;com.javadevjournal&lt;/groupId&gt;</text:span></text:p>
      <text:p text:style-name="P135"><text:span text:style-name="Source_20_Text"><text:s text:c="3"/>&lt;artifactId&gt;standalone-application&lt;/artifactId&gt;</text:span></text:p>
      <text:p text:style-name="P135"><text:span text:style-name="Source_20_Text"><text:s text:c="3"/>&lt;version&gt;0.0.1-SNAPSHOT&lt;/version&gt;</text:span></text:p>
      <text:p text:style-name="P135"><text:span text:style-name="Source_20_Text"><text:s text:c="3"/>&lt;packaging&gt;jar&lt;/packaging&gt;</text:span></text:p>
      <text:p text:style-name="P135"><text:span text:style-name="Source_20_Text"><text:s text:c="3"/>&lt;name&gt;standalone-application&lt;/name&gt;</text:span></text:p>
      <text:p text:style-name="P135"><text:span text:style-name="Source_20_Text"><text:s text:c="3"/>&lt;description&gt;Spring Boot Standalone application&lt;/description&gt;</text:span></text:p>
      <text:p text:style-name="P135"><text:span text:style-name="Source_20_Text"><text:s text:c="3"/>&lt;parent&gt;</text:span></text:p>
      <text:p text:style-name="P135"><text:span text:style-name="Source_20_Text"><text:s text:c="6"/>&lt;groupId&gt;org.springframework.boot&lt;/groupId&gt;</text:span></text:p>
      <text:p text:style-name="P135"><text:span text:style-name="Source_20_Text"><text:s text:c="6"/>&lt;artifactId&gt;spring-boot-starter-parent&lt;/artifactId&gt;</text:span></text:p>
      <text:p text:style-name="P135"><text:span text:style-name="Source_20_Text"><text:s text:c="6"/>&lt;version&gt;2.0.0.RELEASE&lt;/version&gt;</text:span></text:p>
      <text:p text:style-name="P135"><text:span text:style-name="Source_20_Text"><text:s text:c="6"/>&lt;relativePath /&gt;</text:span></text:p>
      <text:p text:style-name="P135"><text:span text:style-name="Source_20_Text"><text:s text:c="6"/>&lt;!-- lookup parent from repository --&gt;</text:span></text:p>
      <text:p text:style-name="P135"><text:span text:style-name="Source_20_Text"><text:s text:c="3"/>&lt;/parent&gt;</text:span></text:p>
      <text:p text:style-name="P135"><text:span text:style-name="Source_20_Text"><text:s text:c="3"/>&lt;properties&gt;</text:span></text:p>
      <text:p text:style-name="P135"><text:span text:style-name="Source_20_Text"><text:s text:c="6"/>&lt;project.build.sourceEncoding&gt;UTF-8&lt;/project.build.sourceEncoding&gt;</text:span></text:p>
      <text:p text:style-name="P135"><text:span text:style-name="Source_20_Text"><text:s text:c="6"/>&lt;project.reporting.outputEncoding&gt;UTF-8&lt;/project.reporting.outputEncoding&gt;</text:span></text:p>
      <text:p text:style-name="P135"><text:span text:style-name="Source_20_Text"><text:s text:c="6"/>&lt;java.version&gt;1.8&lt;/java.version&gt;</text:span></text:p>
      <text:p text:style-name="P135"><text:span text:style-name="Source_20_Text"><text:s text:c="3"/>&lt;/properties&gt;</text:span></text:p>
      <text:p text:style-name="P135"><text:span text:style-name="Source_20_Text"><text:s text:c="3"/>&lt;dependencies&gt;</text:span></text:p>
      <text:p text:style-name="P135"><text:soft-page-break/><text:span text:style-name="Source_20_Text"><text:s text:c="6"/>&lt;dependency&gt;</text:span></text:p>
      <text:p text:style-name="P135"><text:span text:style-name="Source_20_Text"><text:s text:c="9"/>&lt;groupId&gt;org.springframework.boot&lt;/groupId&gt;</text:span></text:p>
      <text:p text:style-name="P135"><text:span text:style-name="Source_20_Text"><text:s text:c="9"/>&lt;artifactId&gt;spring-boot-starter&lt;/artifactId&gt;</text:span></text:p>
      <text:p text:style-name="P135"><text:span text:style-name="Source_20_Text"><text:s text:c="6"/>&lt;/dependency&gt;</text:span></text:p>
      <text:p text:style-name="P135"><text:span text:style-name="Source_20_Text"><text:s text:c="6"/>&lt;dependency&gt;</text:span></text:p>
      <text:p text:style-name="P135"><text:span text:style-name="Source_20_Text"><text:s text:c="9"/>&lt;groupId&gt;org.springframework.boot&lt;/groupId&gt;</text:span></text:p>
      <text:p text:style-name="P135"><text:span text:style-name="Source_20_Text"><text:s text:c="9"/>&lt;artifactId&gt;spring-boot-starter-test&lt;/artifactId&gt;</text:span></text:p>
      <text:p text:style-name="P135"><text:span text:style-name="Source_20_Text"><text:s text:c="9"/>&lt;scope&gt;test&lt;/scope&gt;</text:span></text:p>
      <text:p text:style-name="P135"><text:span text:style-name="Source_20_Text"><text:s text:c="6"/>&lt;/dependency&gt;</text:span></text:p>
      <text:p text:style-name="P135"><text:span text:style-name="Source_20_Text"><text:s text:c="3"/>&lt;/dependencies&gt;</text:span></text:p>
      <text:p text:style-name="P135"><text:span text:style-name="Source_20_Text"><text:s text:c="3"/>&lt;build&gt;</text:span></text:p>
      <text:p text:style-name="P135"><text:span text:style-name="Source_20_Text"><text:s text:c="6"/>&lt;plugins&gt;</text:span></text:p>
      <text:p text:style-name="P135"><text:span text:style-name="Source_20_Text"><text:s text:c="9"/>&lt;plugin&gt;</text:span></text:p>
      <text:p text:style-name="P135"><text:span text:style-name="Source_20_Text"><text:s text:c="12"/>&lt;groupId&gt;org.springframework.boot&lt;/groupId&gt;</text:span></text:p>
      <text:p text:style-name="P135"><text:span text:style-name="Source_20_Text"><text:s text:c="12"/>&lt;artifactId&gt;spring-boot-maven-plugin&lt;/artifactId&gt;</text:span></text:p>
      <text:p text:style-name="P135"><text:span text:style-name="Source_20_Text"><text:s text:c="9"/>&lt;/plugin&gt;</text:span></text:p>
      <text:p text:style-name="P135"><text:span text:style-name="Source_20_Text"><text:s text:c="6"/>&lt;/plugins&gt;</text:span></text:p>
      <text:p text:style-name="P135"><text:span text:style-name="Source_20_Text"><text:s text:c="3"/>&lt;/build&gt;</text:span></text:p>
      <text:p text:style-name="P135"><text:span text:style-name="Source_20_Text">&lt;/project&gt;</text:span></text:p>
      <text:p text:style-name="P1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ahnschrift Light" svg:font-family="'Bahnschrift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0T15:41:24.324707900</meta:creation-date>
    <meta:editing-cycles>240</meta:editing-cycles>
    <meta:editing-duration>P1DT1H6M57S</meta:editing-duration>
    <dc:title>Entertainment Tracker Rebuild 3</dc:title>
    <dc:date>2025-12-30T12:37:22.919651600</dc:date>
    <meta:generator>LibreOffice/25.8.3.2$Windows_X86_64 LibreOffice_project/8ca8d55c161d602844f5428fa4b58097424e324e</meta:generator>
    <meta:document-statistic meta:table-count="0" meta:image-count="0" meta:object-count="0" meta:page-count="12" meta:paragraph-count="248" meta:word-count="635" meta:character-count="5082" meta:non-whitespace-character-count="4589"/>
  </office:meta>
</office:document-meta>
</file>